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h text:outline-level="2">America Party – Strategic Analysis (July 2025)</text:h>
      <text:p>Elon Musk has the capacity to do great good for humanity—or to fall into history as a pariah, somewhat like the oil magnates of a previous era. This report outlines how Musk could use his recently announced political party (July 5th, 2025), the 'America Party', to become a force for democratic revival rather than collapse. This is not merely political strategy—it is an invitation to a legacy of transparent evolution, planetary stewardship, and perhaps even spiritual renewal.</text:p>
      <text:h text:outline-level="2">1. Musk's Announcement</text:h>
      <text:p>On July 4, 2025, Musk posted a poll on X (formerly Twitter) asking users if he should create a new political party. Over two-thirds said yes. The next day, he declared the America Party formed, citing frustration with bipartisan spending excess. Framed as rebellion against corruption, the move sparked widespread speculation: Was this civic revolution—or billionaire rebranding?</text:p>
      <text:h text:outline-level="2">2. Who Would Actually Join?</text:h>
      <text:p>Despite branding as anti-establishment, polling shows:
- 73% favorability among Republicans
- 12% among Democrats</text:p>
      <text:p>Musk’s history—$250M+ in Republican donations, right-wing platforming, and Trump-era policy support—reveals a right-aligned base. Current appeal skews toward tech libertarians, anti-woke moderates, and disaffected conservatives. Without a brand reset, the America Party is unlikely to capture a centrist coalition.</text:p>
      <text:h text:outline-level="2">3. Musk’s Political Flip-Flops</text:h>
      <text:p>A track record of broken promises and policy pivots raises credibility concerns:
- 2016: Cross-country Autopilot – undelivered
- 2019: Robo-taxis – vaporware
- 2022: No political donations – broken
- 2023: Endorses then abandons DeSantis
- 2025: Launches America Party
Pattern: Disruption &gt; Attention &gt; Retraction</text:p>
      <text:h text:outline-level="2">4. Regulatory Retaliation</text:h>
      <text:p>Musk has targeted agencies overseeing his empire:
- EPA (environmental fines)
- NLRB (union resistance)
- CFPB (product regulation)
- USAID (contract scrutiny)</text:p>
      <text:p>This is not waste reduction—it is regulatory suppression. Governance reform cannot be driven by those trying to defang watchdogs.</text:p>
      <text:h text:outline-level="2">5. Trump vs. Musk</text:h>
      <text:p>Trump: 'Elon may get more subsidy than anyone in history… without subsidies, he’d head back to South Africa.' (July 2025)</text:p>
      <text:p>Their fracture divides GOP-aligned billionaires:
- MAGA populism vs. Tech libertarianism
- Power hoarding vs. Narrative dominance
Musk’s next move could forge a new elite faction: perhaps a 'Founders' Council' or 'Liberty Syndicate'—a branded bloc of aligned ultra-influencers.</text:p>
      <text:h text:outline-level="2">6. Who Gets Hurt?</text:h>
      <text:p>Grok, Musk’s AI: 'Forming the America Party would likely elect more Democrats by splitting the Republican vote.'</text:p>
      <text:p>Historical echoes:
- 1992: Perot splits right, Clinton wins
- 2000: Nader splits left, Bush wins
- 2016: Stein weakens Clinton</text:p>
      <text:p>Musk risks empowering what he opposes—unless he builds a movement that transcends factional manipulation.</text:p>
      <text:h text:outline-level="2">7. The Allure of a New Party</text:h>
      <text:p>A third party tempts voters weary of corruption. But purity fractures movements. The America Party could promise not purity—but purpose:
- Versioned trust
- Transparent wealth
- Civic ownership of digital spaces</text:p>
      <text:p>Brian Tyler Cohen: 'Elon is not a centrist. He is a far-right technocrat whose sole goal is to make himself richer.'</text:p>
      <text:p>Unless Musk surrenders control and aligns the brand with shared moral infrastructure, the party will degrade into techno-authoritarianism.</text:p>
      <text:h text:outline-level="2">8. How Democrats May Respond</text:h>
      <text:p>If the GOP splits, Democrats will try to stay unified. They’ll:
- Vote as bloc
- Focus on turnout and local wins
- Soften internal dissent</text:p>
      <text:p>But this unity may come at a cost—eroding ethical transparency and alienating independents. Musk could win moral ground if he publicly opens his companies, reforms X into a Controlled Open Source (COS) model, and implements independent worker panels at Tesla and SpaceX.</text:p>
      <text:h text:outline-level="2">9. What a Real Centrist Party Might Look Like</text:h>
      <text:p>A real centrist agenda would include:
- Electoral reform (nonpartisan redistricting, voting access)
- Digital rights (algorithm transparency, user sovereignty)
- Climate transition (R&amp;D, grid modernization)
- Antitrust enforcement (break surveillance monopolies)</text:p>
      <text:p>Musk’s role: not dictator—but transparent contributor. A billionaire who shows his psychological code and shares authorship of the next civic operating system.</text:p>
      <text:h text:outline-level="2">10. Toward Civium: Legacy Beyond Ego</text:h>
      <text:p>Musk, and others like him, must choose: permanent disruption or permanent relevance. </text:p>
      <text:p>If he wishes to seed the first transparent, post-ego religion—one compatible with science, rationality, and emotional humility—he must step aside from control, and submit to versioned feedback.</text:p>
      <text:p>Civium is not utopia. It is the firmware for cooperative intelligence. It is trust layered across mortality, technology, and meaning.</text:p>
      <text:p>This is the bridge. Cross it—or burn it. But history is watching.</text:p>
      <text:h text:outline-level="2">11. Conclusion</text:h>
      <text:p>The America Party is not yet a democratic breakthrough. But it could be. It depends on whether its founder chooses obedience to truth over dominance of narrative.</text:p>
      <text:p>Do not confuse charisma for competence. Watch Musk—but organize around principle. If he evolves, support him. If not, outgrow him.</text:p>
      <text:p>This is our upgrade path. Civium begins with moral courage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